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7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24.26cm" svg:height="17.775cm" svg:x="-1.143cm" svg:y="0.635cm">
          <draw:text-box>
            <text:p text:style-name="P1"><text:span text:style-name="T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t" fo:country="P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09:56:17</meta:creation-date>
    <dc:date>2010-07-30T11:20:23</dc:date>
    <meta:editing-cycles>2</meta:editing-cycles>
    <meta:editing-duration>PT4M44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